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86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240.49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87.31pt"/>
    </style:style>
    <style:style style:name="co8" style:family="table-column">
      <style:table-column-properties fo:break-before="auto" style:column-width="154.8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201.29pt"/>
    </style:style>
    <style:style style:name="co13" style:family="table-column">
      <style:table-column-properties fo:break-before="auto" style:column-width="158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Price (min) C$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Qty</text:p>
          </table:table-cell>
          <table:table-cell table:style-name="ce13" office:value-type="string" calcext:value-type="string">
            <text:p>Buy</text:p>
          </table:table-cell>
          <table:table-cell table:style-name="ce13" office:value-type="string" calcext:value-type="string">
            <text:p>Buy Alt1</text:p>
          </table:table-cell>
          <table:table-cell table:style-name="ce13" office:value-type="string" calcext:value-type="string">
            <text:p>Buy Alt2</text:p>
          </table:table-cell>
          <table:table-cell table:style-name="ce13"/>
          <table:table-cell table:style-name="ce13" office:value-type="string" calcext:value-type="string">
            <text:p>Part No./Material</text:p>
          </table:table-cell>
          <table:table-cell table:style-name="ce20"/>
          <table:table-cell table:style-name="ce23"/>
          <table:table-cell table:style-name="ce25" table:number-columns-repeated="13"/>
          <table:table-cell table:number-columns-repeated="100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ntroller ESP32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HYPERLINK(&quot;https://www.amazon.com/WINGONEER-Esp32-Module-Bluetooth-Esp32-Wrover/dp/B07RW311YR&quot;;&quot;amazon com&quot;)" office:value-type="string" office:string-value="amazon com" calcext:value-type="string">
            <text:p>amazon com</text:p>
          </table:table-cell>
          <table:table-cell table:style-name="ce14" table:formula="of:=HYPERLINK(&quot;https://www.amazon.ca/Electronic-Bluetooth-Lithium-Battery-Interface/dp/B07YMXZ925/ref=sr_1_fkmr0_2?keywords=WINGONEER+Esp32+4Mb+Psram+4Mb+Flash+WiFi+Module+Bluetooth+Esp32-Wrover&amp;qid=1585341814&amp;sr=8-2-fkmr0&quot;;&quot;amazon ca&quot;)" office:value-type="string" office:string-value="amazon ca" calcext:value-type="string">
            <text:p>amazon ca</text:p>
          </table:table-cell>
          <table:table-cell table:style-name="ce14" table:formula="of:=HYPERLINK(&quot;https://www.aliexpress.com/item/32864722159.html?spm=a2g0o.productlist.0.0.146810e2bJthnk&amp;algo_pvid=cc655138-4dc3-46c5-839a-026d493b8e79&amp;algo_expid=cc655138-4dc3-46c5-839a-026d493b8e79-0&amp;btsid=0be3743b15864695771558455e6cbc&amp;ws_ab_test=searchweb0_0,searchw&quot;&amp;&quot;eb201602_,searchweb201603_&quot;;&quot;ESP32&quot;)" office:value-type="string" office:string-value="ESP32" calcext:value-type="string">
            <text:p>ESP32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8.3" calcext:value-type="float">
            <text:p>48.3</text:p>
          </table:table-cell>
          <table:table-cell table:style-name="ce6" office:value-type="string" calcext:value-type="string">
            <text:p>Nema 17 stepper</text:p>
          </table:table-cell>
          <table:table-cell table:style-name="ce11"/>
          <table:table-cell table:style-name="ce15" table:formula="of:=HYPERLINK(&quot;https://www.aliexpress.com/item/Free-shipping-Nema17-Stepper-Motor-1-5A-Nema-17-step-motor-42BYGH-17HS4401-motor-4-lead/32376023464.html?spm=a2g0s.9042311.0.0.228a4c4dUqXBiX&quot;;&quot;ali&quot;)" office:value-type="string" office:string-value="ali" calcext:value-type="string">
            <text:p>ali</text:p>
          </table:table-cell>
          <table:table-cell table:style-name="ce3"/>
          <table:table-cell/>
          <table:table-cell table:style-name="ce15" table:formula="of:=HYPERLINK(&quot;https://www.aliexpress.com/item/4000130492082.html?spm=a2g0o.productlist.0.0.398944d057Y4ia&amp;s=p&amp;ad_pvid=202004270834575029870816044440003712899_1&amp;algo_pvid=82a8f152-cc48-45bd-a690-615cede7be23&amp;algo_expid=82a8f152-cc48-45bd-a690-615cede7be23-9&amp;btsid=0ab6f8&quot;&amp;&quot;2315880016973255075e2031&amp;ws_ab_test=searchweb0_0,searchweb201602_,searchweb201603_&quot;;&quot;one piece only for Rocker only&quot;)" office:value-type="string" office:string-value="one piece only for Rocker only" calcext:value-type="string">
            <text:p>one piece only for Rocker only</text:p>
          </table:table-cell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LED Display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0-96-inch-IIC-Serial-Yellow-Blue-OLED-Display-Module-128X64-I2C-SSD1306-12864-LCD-Screen/32902463963.html?spm=a2g0s.9042311.0.0.27424c4d7Pkegk&quot;;&quot;ali&quot;)" office:value-type="string" office:string-value="ali" calcext:value-type="string">
            <text:p>ali</text:p>
          </table:table-cell>
          <table:table-cell table:style-name="ce15" table:formula="of:=HYPERLINK(&quot;https://www.amazon.ca/Kuman-Yellow-Display-Arduino-Raspberry/dp/B01N78FUH7/ref=sr_1_1?keywords=oled+display+arduino&amp;qid=1585944422&amp;sr=8-1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8" calcext:value-type="float">
            <text:p>8.8</text:p>
          </table:table-cell>
          <table:table-cell table:style-name="ce6" office:value-type="string" calcext:value-type="string">
            <text:p>Heater Pad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HYPERLINK(&quot;https://www.aliexpress.com/item/Mayitr-12V-DC-20W-Flexible-Waterproof-Silicon-Heater-Pad-Silicone-Heated-Electric-Heating-Pads-80x100mm/32990004646.html?spm=a2g0s.9042311.0.0.27424c4dmS0jOX&quot;;&quot;ali&quot;)" office:value-type="string" office:string-value="ali" calcext:value-type="string">
            <text:p>ali</text:p>
          </table:table-cell>
          <table:table-cell table:style-name="ce15" table:formula="of:=HYPERLINK(&quot;https://www.amazon.ca/Peristaltic-Aquarium-Laboratory-Chemical-Automatic/dp/B07XXYJRFQ/ref=sr_1_3?keywords=micro+dosing+pump&amp;qid=1585944637&amp;sr=8-3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Dosing pump 2x4 IDxOD diameter, 12 V, 71 ml/min</text:p>
            <text:p>Used for PH dosage</text:p>
            <text:p>Used for OD and sampling</text:p>
            <text:p>Used for adding media</text:p>
            <text:p>Used for bottom drainage (Optional)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HYPERLINK(&quot;https://www.aliexpress.com/item/4000398227103.html?spm=a2g0o.productlist.0.0.14a6250epomZdJ&amp;algo_pvid=1e0df54e-ef23-41de-b79d-0ec019646499&amp;algo_expid=1e0df54e-ef23-41de-b79d-0ec019646499-8&amp;btsid=0ab6d69515854219820348871e571d&amp;ws_ab_test=searchweb0_0,searc&quot;;&quot;ali&quot;)" office:value-type="string" office:string-value="ali" calcext:value-type="string">
            <text:p>ali</text:p>
          </table:table-cell>
          <table:table-cell table:style-name="ce15" table:formula="of:=HYPERLINK(&quot;https://www.amazon.ca/Yanmis-Peristaltic-Laboratory-Bioengineering-32x23mm/dp/B07XTHXM8R/ref=sr_1_20?dchild=1&amp;keywords=12V%2BDC%2BDosing%2BPump%2BPeristaltic%2BHead%2Bfor%2BLab%2BAnalytical%2BWater&amp;qid=1586401475&amp;sr=8-20&amp;th=1&quot;;&quot;amazonCa 1 month delivery&quot;)" office:value-type="string" office:string-value="amazonCa 1 month delivery" calcext:value-type="string">
            <text:p>amazonCa 1 month deliver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2.85" calcext:value-type="currency">
            <text:p>$22.85</text:p>
          </table:table-cell>
          <table:table-cell table:style-name="ce6" office:value-type="string" calcext:value-type="string">
            <text:p>PH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3014998723.html?spm=a2g0o.productlist.0.0.6fe47e38o8YmkF&amp;algo_pvid=86699151-3fec-475f-ad31-abb21c77b26d&amp;algo_expid=86699151-3fec-475f-ad31-abb21c77b26d-0&amp;btsid=0ab6d69515854303960705888e5603&amp;ws_ab_test=searchweb0_0,search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http://ee-classes.usc.edu/ee459/library/datasheets/DS18B20.pdf</text:p>
            <text:p>http://ee-classes.usc.edu/ee459/library/datasheets/DS18B20.pdfttps://www.adafruit.com/product/642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8" office:value-type="string" calcext:value-type="string">
            <text:p>DS18B20 Stainless steel package 1 meter digital temperature sensorhttps://www.aliexpress.com/item/32467815969.html?spm=a2g0o.productlist.0.0.4378204dqEr0Mg&amp;algo_pvid=fb06c967-e6ef-4cc6-b616-8018d60b2040&amp;algo_expid=fb06c967-e6ef-4cc6-b616-8018d60b2040-2&amp;btsid=0ab50f0815855400218424964e1857&amp;ws_ab_test=searchweb0_0,searchweb201602_,searchweb201603_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HYPERLINK(&quot;https://www.aliexpress.com/item/4000068914916.html?spm=a2g0o.productlist.0.0.225e3742MwZkd5&amp;algo_pvid=edec1d52-17f7-489f-92b6-9db65a3b5ed1&amp;algo_expid=edec1d52-17f7-489f-92b6-9db65a3b5ed1-0&amp;btsid=0ab6d67915854549715916900e020d&amp;ws_ab_test=searchweb0_0,searc&quot;;&quot;aliexpress&quot;)" office:value-type="string" office:string-value="aliexpress" calcext:value-type="string">
            <text:p>aliexpress</text:p>
          </table:table-cell>
          <table:table-cell table:style-name="ce8"/>
          <table:table-cell/>
          <table:table-cell table:style-name="ce2"/>
          <table:table-cell table:style-name="ce8"/>
          <table:table-cell table:style-name="ce2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NOTE: see sensor options and reasoning in the additional document on google drive bioreactor folder</text:p>
          </table:table-cell>
          <table:table-cell table:style-name="ce4" office:value-type="currency" office:currency="USD" office:value="3.75" calcext:value-type="currency">
            <text:p>$3.75</text:p>
          </table:table-cell>
          <table:table-cell table:style-name="ce6" office:value-type="string" calcext:value-type="string">
            <text:p>Temp Sensor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191329563.html?spm=a2g0o.detail.1000014.5.15783a59TCGdbY&amp;gps-id=pcDetailBottomMoreOtherSeller&amp;scm=1007.14976.158757.0&amp;scm_id=1007.14976.158757.0&amp;scm-url=1007.14976.158757.0&amp;pvid=81add97a-44ff-4bbc-acd8-bab8aa63d6bc&amp;_t=g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" calcext:value-type="currency">
            <text:p>$2.00</text:p>
          </table:table-cell>
          <table:table-cell table:style-name="ce6" office:value-type="string" calcext:value-type="string">
            <text:p>Silicone nut for temp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027435343.html?spm=a2g0o.cart.0.0.983a3c00MpKbJ6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15" calcext:value-type="currency">
            <text:p>$15.00</text:p>
          </table:table-cell>
          <table:table-cell table:style-name="ce6" office:value-type="string" calcext:value-type="string">
            <text:p>OD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2341715918.html?spm=a2g0s.9042311.0.0.27424c4dsbCzgJ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8" calcext:value-type="float">
            <text:p>9.8</text:p>
          </table:table-cell>
          <table:table-cell table:style-name="ce6" office:value-type="string" calcext:value-type="string">
            <text:p>Wire silicon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881527180.html?spm=a2g0s.9042311.0.0.27424c4dNvemb9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9" calcext:value-type="float">
            <text:p>9.9</text:p>
          </table:table-cell>
          <table:table-cell table:style-name="ce3" office:value-type="string" calcext:value-type="string">
            <text:p>5v regulator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LM2596-LED-Driver-DC-DC-Step-down-Adjustable-CC-CV-Power-Supply-Module-Battery-Charger-Adjustable/32580214850.html?spm=a2g0s.9042311.0.0.27424c4dDAOy4I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n off switch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6A-120VAC-mini-2-Position-ON-ON-MTS-102-MTS-202-Toggle-Switch-3-Position-MTS/33050504547.html?spm=a2g0s.9042311.0.0.27424c4d4eWuH1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2.1" calcext:value-type="float">
            <text:p>2.1</text:p>
          </table:table-cell>
          <table:table-cell table:style-name="ce6" office:value-type="string" calcext:value-type="string">
            <text:p>USB cabl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USLION-2m-3m-Micro-USB-Cable-3A-Fast-Charging-Data-Cable-for-Xiaomi-Redmi-4X-Samsung/4000292398339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2" calcext:value-type="float">
            <text:p>2.2</text:p>
          </table:table-cell>
          <table:table-cell table:style-name="ce6" office:value-type="string" calcext:value-type="string">
            <text:p>Power jack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DC-Power-Jack-Plugs-Male-Female-Socket-Adapter-Connectors-2-1mm-x-5-5mm-For/32949784101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5" calcext:value-type="float">
            <text:p>2.5</text:p>
          </table:table-cell>
          <table:table-cell table:style-name="ce6" office:value-type="string" calcext:value-type="string">
            <text:p>Power Jack Socket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-PCS-LOT-DC022B-3A-12v-DC-Power-Supply-Jack-Socket-Female-Panel-Mount-Connector-5/32825869674.html?spm=a2g0s.9042311.0.0.27424c4d3g5VLm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2" calcext:value-type="float">
            <text:p>$5</text:p>
          </table:table-cell>
          <table:table-cell table:style-name="ce3" office:value-type="string" calcext:value-type="string">
            <text:p>MOSFET driver</text:p>
          </table:table-cell>
          <table:table-cell table:style-name="ce3"/>
          <table:table-cell table:style-name="ce15" table:formula="of:=HYPERLINK(&quot;https://www.aliexpress.com/item/5PCS-MOSFET-Button-IRF520-MOSFET-Driver-Module-for-Arduino-For-Raspberry-pi-For-ARM-For-MCU/32858792855.html?spm=a2g0s.9042311.0.0.27424c4dXMT3Du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$9</text:p>
          </table:table-cell>
          <table:table-cell table:style-name="ce6" office:value-type="string" calcext:value-type="string">
            <text:p>Regular Motor driver DRV8833 /TB6612FNG</text:p>
          </table:table-cell>
          <table:table-cell table:style-name="ce3" office:value-type="float" office:value="3" calcext:value-type="float">
            <text:p>3</text:p>
          </table:table-cell>
          <table:table-cell table:style-name="ce17" table:formula="of:=HYPERLINK(&quot;https://www.aliexpress.com/item/4000758777384.html?spm=a2g0o.cart.0.0.11873c00XOPVkz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tepper driver DRV8825</text:p>
          </table:table-cell>
          <table:table-cell table:style-name="ce3" table:number-columns-repeated="2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3" table:number-columns-repeated="3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liquid silicone</text:p>
          </table:table-cell>
          <table:table-cell table:style-name="ce3"/>
          <table:table-cell table:style-name="ce17" table:formula="of:=HYPERLINK(&quot;https://www.amazon.ca/Alumilite-Corp-Amazing-Putty-0-66-Pound/dp/B0058VAG5A/ref=sr_1_7?keywords=silicone+mold+maker&amp;qid=1588372557&amp;sr=8-7&quot;;&quot;Alumilite&quot;)" office:value-type="string" office:string-value="Alumilite" calcext:value-type="string">
            <text:p>Alumilite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72" calcext:value-type="float">
            <text:p>$6</text:p>
          </table:table-cell>
          <table:table-cell table:style-name="ce3" office:value-type="string" calcext:value-type="string">
            <text:p>silicone bags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formula="of:=HYPERLINK(&quot;https://www.aliexpress.com/item/4000284324410.html?spm=a2g0s.9042311.0.0.308c4c4db4GAXj&quot;;&quot;silicone bags&quot;)" office:value-type="string" office:string-value="silicone bags" calcext:value-type="string">
            <text:p>silicone bags</text:p>
          </table:table-cell>
          <table:table-cell table:style-name="ce15" table:formula="of:=HYPERLINK(&quot;https://www.ebay.co.uk/itm/303513212751?ViewItem=&amp;item=303513212751&quot;;&quot;ebay broken bag&quot;)" office:value-type="string" office:string-value="ebay broken bag" calcext:value-type="string">
            <text:p>ebay broken bag</text:p>
          </table:table-cell>
          <table:table-cell table:style-name="ce18" table:formula="of:=HYPERLINK(&quot;https://www.amazon.ca/gp/product/B075TM3GVX/ref=ppx_yo_dt_b_asin_title_o02_s00?ie=UTF8&amp;psc=1&quot;;&quot;Amazon fast ship 2 liter 25$&quot;)" office:value-type="string" office:string-value="Amazon fast ship 2 liter 25$" calcext:value-type="string">
            <text:p>Amazon fast ship 2 liter 25$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5.4" calcext:value-type="float">
            <text:p>15.4</text:p>
          </table:table-cell>
          <table:table-cell table:style-name="ce6" office:value-type="string" calcext:value-type="string">
            <text:p>hose silicone 6mm OD and 4mm ID</text:p>
          </table:table-cell>
          <table:table-cell table:style-name="ce11" office:value-type="string" calcext:value-type="string">
            <text:p>2x5m</text:p>
          </table:table-cell>
          <table:table-cell table:style-name="ce15" table:formula="of:=HYPERLINK(&quot;https://www.aliexpress.com/item/4000159962222.html?spm=a2g0o.cart.0.0.40663c00pN0GcB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32982214864.html?spm=a2g0o.cart.0.0.1c903c00ySrlZY&amp;mp=1&quot;;&quot;ali&quot;)" office:value-type="string" office:string-value="ali" calcext:value-type="string">
            <text:p>ali</text:p>
          </table:table-cell>
          <table:table-cell table:style-name="ce15" table:formula="of:=HYPERLINK(&quot;https://www.ebay.ca/itm/50-pk-DC-048-M8-048P-Plastic-Connector-Barb-Equal-Straight-Male-M8-for-Tube-Hose/163420478292?ssPageName=STRK%3AMEBIDX%3AIT&amp;_trksid=p2057872.m2749.l2648&quot;;&quot;Ordered from ebay&quot;)" office:value-type="string" office:string-value="Ordered from ebay" calcext:value-type="string">
            <text:p>Ordered from eba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 ELBOW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shoppingcart.aliexpress.com/order/confirm_order.htm?objectId=32985071550&amp;from=aliexpress&amp;countryCode=CA&amp;shippingCompany=YANWEN_ECONOMY&amp;provinceCode=&amp;cityCode=&amp;promiseId=&amp;aeOrderFrom=main_detail&amp;skuAttr=166%3A366002%23With+Nut%3B14%3A350853%233.9-M&quot;&amp;&quot;8-3.9&amp;skuId=66799213062&amp;skucustomAttr=null&amp;quantity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2mm silicone sheet for gaskets etc.200 by 200 mm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210894016.html?spm=a2g0o.productlist.0.0.5c902ebaVGR3jZ&amp;algo_pvid=2944f870-4c66-4a92-81b0-33c9477686c5&amp;algo_expid=2944f870-4c66-4a92-81b0-33c9477686c5-18&amp;btsid=0ab50f6115858525103038950e9535&amp;ws_ab_test=searchweb0_0,sear&quot;&amp;&quot;chweb201602_,searchweb201603_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9" calcext:value-type="float">
            <text:p>8.9</text:p>
          </table:table-cell>
          <table:table-cell table:style-name="ce6" office:value-type="string" calcext:value-type="string">
            <text:p>gaskets all size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1-4-3-8-1-2-3-4-1-20-25-32-40-50mm-Silicon/4000027435343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7.5" calcext:value-type="float">
            <text:p>7.5</text:p>
          </table:table-cell>
          <table:table-cell table:style-name="ce6" office:value-type="string" calcext:value-type="string">
            <text:p>clamp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Siphon-tube-clamp-Home-brew-Silicone-Tube-Clip-Flow-Control-Pipe-Valve-Wine-Beer-Making-Clamp/32969397092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7.4" calcext:value-type="float">
            <text:p>17.4</text:p>
          </table:table-cell>
          <table:table-cell table:style-name="ce6" office:value-type="string" calcext:value-type="string">
            <text:p>dessicant <text:s/>500g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500g-Waterproof-packaging-bule-orange-Reusable-Silica-Gel-Beads-Moisture-Absorber-Desiccant-Moisture-Absorber-Dehumidifier/33051786311.html?spm=a2g0s.9042311.0.0.228a4c4dUqXBiX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float" office:value="42.6" calcext:value-type="float">
            <text:p>42.6</text:p>
          </table:table-cell>
          <table:table-cell table:style-name="ce9" office:value-type="string" calcext:value-type="string">
            <text:p><text:a xlink:href="https://www.aliexpress.com/item/50-Pieces-lots-Lab-25mm-0-22um-Hydrophilic-millipore-Sterile-PTFE-Syringe-Filter/32999216814.html" xlink:type="simple">25mm 0.22um Hydrophilic millipore Sterile PTFE Syringe Filter</text:a></text:p>
          </table:table-cell>
          <table:table-cell/>
          <table:table-cell table:style-name="ce15" table:formula="of:=HYPERLINK(&quot;https://www.aliexpress.com/snapshot/0.html?spm=a2g0s.9042311.0.0.6d6f4c4d4GBFZ0&amp;orderId=8012521694038507&amp;productId=32999216814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ll bearings</text:p>
          </table:table-cell>
          <table:table-cell/>
          <table:table-cell table:style-name="ce18" table:formula="of:=HYPERLINK(&quot;https://www.aliexpress.com/item/33051895647.html?spm=a2g0s.9042311.0.0.27424c4d9liA6M&quot;;&quot;ali 10 pieces&quot;)" office:value-type="string" office:string-value="ali 10 pieces" calcext:value-type="string">
            <text:p>ali 10 pieces</text:p>
          </table:table-cell>
          <table:table-cell table:style-name="ce18" office:value-type="string" calcext:value-type="string">
            <text:p><text:a xlink:href="https://www.aliexpress.com/item/33019684033.html?spm=a2g0s.9042311.0.0.27424c4d9liA6M" xlink:type="simple">https://www.aliexpress.com/item/33019684033.html?spm=a2g0s.9042311.0.0.27424c4d9liA6M</text:a>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float" office:value="2.1" calcext:value-type="float">
            <text:p>2.1</text:p>
          </table:table-cell>
          <table:table-cell table:style-name="ce6" office:value-type="string" calcext:value-type="string">
            <text:p>bearings lubrication oil</text:p>
          </table:table-cell>
          <table:table-cell/>
          <table:table-cell table:style-name="ce15" table:formula="of:=HYPERLINK(&quot;https://www.aliexpress.com/item/Hot-Sale-1-Bottle-Low-Viscosity-Lubricant-Bearing-Lubricating-Oil-For-Roller-Skate-Drift-Board-Skateboard/4000469090212.html?spm=a2g0s.9042311.0.0.1dea4c4dxYiwpJ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ir pump</text:p>
          </table:table-cell>
          <table:table-cell table:style-name="ce11"/>
          <table:table-cell table:style-name="ce15" table:formula="of:=HYPERLINK(&quot;https://www.aliexpress.com/item/Super-aquarium-air-pump-cheap-pump-air-compressor-for-aquarium-increase-air-control-aquarium-fish-2/32880892158.html?spm=a2g0s.9042311.0.0.13754c4dUH3CY6&quot;;&quot;ali&quot;)" office:value-type="string" office:string-value="ali" calcext:value-type="string">
            <text:p>ali</text:p>
          </table:table-cell>
          <table:table-cell table:style-name="ce15" table:formula="of:=HYPERLINK(&quot;https://www.aliexpress.com/item/4000175515842.html?spm=a2g0o.productlist.0.0.413d175fJxgpp0&amp;algo_pvid=7ec2e2a7-283f-4a2e-92d2-468ee7bb49a7&amp;algo_expid=7ec2e2a7-283f-4a2e-92d2-468ee7bb49a7-16&amp;btsid=0ab6d69515885405938511490e6dde&amp;ws_ab_test=searchweb0_0,sear&quot;&amp;&quot;chweb201602_,searchweb201603_&quot;;&quot;12 volts&quot;)" office:value-type="string" office:string-value="12 volts" calcext:value-type="string">
            <text:p>12 volts</text:p>
          </table:table-cell>
          <table:table-cell table:style-name="ce18" office:value-type="string" calcext:value-type="string">
            <text:p><text:a xlink:href="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" xlink:type="simple">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C$</text:p>
          </table:table-cell>
          <table:table-cell table:style-name="ce3" table:formula="of:=SUM([.B2:.B34])" office:value-type="float" office:value="354.02" calcext:value-type="float">
            <text:p>354.02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80892158.html?spm=a2g0s.9042311.0.0.13754c4dUH3CY6" xlink:type="simple">https://www.aliexpress.com/item/32880892158.html?spm=a2g0s.9042311.0.0.13754c4dUH3CY6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Euro</text:p>
          </table:table-cell>
          <table:table-cell table:style-name="ce3" table:formula="of:=[.B35]*0.65" office:value-type="float" office:value="230.113" calcext:value-type="float">
            <text:p>230.113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servoflo.com/micropumps" xlink:type="simple">https://www.servoflo.com/micropumps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Optional</text:p>
          </table:table-cell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" xlink:type="simple">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wholesale?catId=0&amp;initiative_id=SB_20200503125933&amp;SearchText=diaphram+air+pump" xlink:type="simple">https://www.aliexpress.com/wholesale?catId=0&amp;initiative_id=SB_20200503125933&amp;SearchText=diaphram+air+pump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85 used to be 18 in Jan</text:p>
          </table:table-cell>
          <table:table-cell table:style-name="ce6" office:value-type="string" calcext:value-type="string">
            <text:p>UV lamp</text:p>
          </table:table-cell>
          <table:table-cell table:style-name="ce11"/>
          <table:table-cell table:style-name="ce15" table:formula="of:=HYPERLINK(&quot;https://www.aliexpress.com/item/E27-30W-UV-quartz-bactericidal-lamp-disinfection-ozone-sterilizer-light-home-kill-mite-sterilization-ultraviolet-tube/32969771050.html?spm=a2g0s.9042311.0.0.27424c4dtQYBt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LL BOARD ELECTRONIC COMPONENTS are in The board BOM!!!</text:p>
          </table:table-cell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H calibration buffer</text:p>
          </table:table-cell>
          <table:table-cell table:style-name="ce11"/>
          <table:table-cell table:style-name="ce15" table:formula="of:=HYPERLINK(&quot;https://www.amazon.com/Hanna-Instruments-70007P-Buffer-Solution/dp/B002NX0W0U&quot;;&quot;amazon&quot;)" office:value-type="string" office:string-value="amazon" calcext:value-type="string">
            <text:p>amazon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iezoelectric sonicator</text:p>
          </table:table-cell>
          <table:table-cell table:style-name="ce11"/>
          <table:table-cell table:style-name="ce19" office:value-type="string" calcext:value-type="string">
            <text:p><text:a xlink:href="https://www.aliexpress.com/item/33010047972.html?spm=a2g0o.cart.0.0.6fc73c00bpiRoG&amp;mp=1" xlink:type="simple">ali</text:a>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 table:number-rows-repeated="957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0" table:default-cell-style-name="Default"/>
        <table:table-column table:style-name="co11" table:number-columns-repeated="998" table:default-cell-style-name="Default"/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comment</text:p>
          </table:table-cell>
          <table:table-cell office:value-type="string" calcext:value-type="string">
            <text:p>provider one item</text:p>
          </table:table-cell>
          <table:table-cell office:value-type="string" calcext:value-type="string">
            <text:p>Provider 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le puncher</text:p>
          </table:table-cell>
          <table:table-cell table:number-columns-repeated="3"/>
          <table:table-cell office:value-type="string" calcext:value-type="string">
            <text:p>used to punch holes for tubing connectors</text:p>
          </table:table-cell>
          <table:table-cell office:value-type="string" calcext:value-type="string">
            <text:p>get the 8 or 10 pieces</text:p>
          </table:table-cell>
          <table:table-cell office:value-type="string" calcext:value-type="string">
            <text:p><text:a xlink:href="https://www.aliexpress.com/item/1005002381783862.html?spm=a2g0o.productlist.0.0.789b6d41MEwaFI&amp;algo_pvid=73b5de00-a539-4caf-92d3-29b12dc80367&amp;algo_exp_id=73b5de00-a539-4caf-92d3-29b12dc80367-2&amp;pdp_ext_f=%7B%22sku_id%22%3A%2212000020440335406%22%7D&amp;pdp_pi=-1%3B3.94%3B-1%3B-1%40salePrice%3BCAD%3Bsearch-mainSearch" xlink:type="simple">https://www.aliexpress.com/item/1005002381783862.html?spm=a2g0o.productlist.0.0.789b6d41MEwaFI&amp;algo_pvid=73b5de00-a539-4caf-92d3-29b12dc80367&amp;algo_exp_id=73b5de00-a539-4caf-92d3-29b12dc80367-2&amp;pdp_ext_f=%7B%22sku_id%22%3A%2212000020440335406%22%7D&amp;pdp_pi=-1%3B3.94%3B-1%3B-1%40salePrice%3BCAD%3Bsearch-mainSearch</text:a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ating pad</text:p>
          </table:table-cell>
          <table:table-cell table:number-columns-repeated="3"/>
          <table:table-cell office:value-type="string" calcext:value-type="string">
            <text:p>the heater</text:p>
          </table:table-cell>
          <table:table-cell office:value-type="string" calcext:value-type="string">
            <text:p>10x10 either 24V or 12 v</text:p>
          </table:table-cell>
          <table:table-cell office:value-type="string" calcext:value-type="string">
            <text:p>https://www.aliexpress.com/item/1005001775429452.html?spm=a2g0o.productlist.0.0.7bc44491HYQT27&amp;algo_pvid=6c5cf542-7ff7-4c32-bdc7-132fb4869936&amp;algo_exp_id=6c5cf542-7ff7-4c32-bdc7-132fb4869936-0&amp;pdp_ext_f=%7B%22sku_id%22%3A%2212000017523899805%22%7D&amp;pdp_pi=-1%3B4.42%3B-1%3B-1%40salePrice%3BCAD%3Bsearch-mainSearch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silicone tubing</text:p>
          </table:table-cell>
          <table:table-cell table:number-columns-repeated="3"/>
          <table:table-cell office:value-type="string" calcext:value-type="string">
            <text:p>Get 10 meters</text:p>
          </table:table-cell>
          <table:table-cell table:style-name="ce6" office:value-type="string" calcext:value-type="string">
            <text:p>hose silicone 6mm OD and 4mm ID</text:p>
          </table:table-cell>
          <table:table-cell office:value-type="string" calcext:value-type="string">
            <text:p>https://www.aliexpress.com/item/4000159962222.html?spm=a2g0o.cart.0.0.40663c00pN0GcB&amp;mp=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clamp</text:p>
          </table:table-cell>
          <table:table-cell table:number-columns-repeated="3"/>
          <table:table-cell office:value-type="string" calcext:value-type="string">
            <text:p>Get 4 pieces in total</text:p>
          </table:table-cell>
          <table:table-cell/>
          <table:table-cell office:value-type="string" calcext:value-type="string">
            <text:p>https://www.aliexpress.com/item/32969397092.html?spm=a2g0o.order_list.0.0.21ef1802QmCDfJ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connectors with nuts</text:p>
          </table:table-cell>
          <table:table-cell table:number-columns-repeated="3"/>
          <table:table-cell office:value-type="string" calcext:value-type="string">
            <text:p>Get 20 pieces with nuts</text:p>
          </table:table-cell>
          <table:table-cell table:style-name="ce51" office:value-type="string" calcext:value-type="string">
            <text:p>Color: 4-M6-4 </text:p>
          </table:table-cell>
          <table:table-cell office:value-type="string" calcext:value-type="string">
            <text:p>https://www.aliexpress.com/item/32982214864.html?spm=a2g0o.order_list.0.0.21ef1802QmCDfJ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plain connectors</text:p>
          </table:table-cell>
          <table:table-cell table:number-columns-repeated="3"/>
          <table:table-cell office:value-type="string" calcext:value-type="string">
            <text:p>Get 5 pieces in total</text:p>
          </table:table-cell>
          <table:table-cell table:style-name="ce51" office:value-type="string" calcext:value-type="string">
            <text:p>3.9mm</text:p>
          </table:table-cell>
          <table:table-cell office:value-type="string" calcext:value-type="string">
            <text:p>https://www.aliexpress.com/item/32985936382.html?spm=a2g0o.order_detail.0.0.4805f19ce6FWr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uvette</text:p>
          </table:table-cell>
          <table:table-cell table:number-columns-repeated="5"/>
          <table:table-cell office:value-type="string" calcext:value-type="string">
            <text:p>https://www.aliexpress.com/item/32793994127.html?spm=a2g0o.order_list.0.0.21ef1802eHYD9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ilicone bag</text:p>
          </table:table-cell>
          <table:table-cell table:number-columns-repeated="3"/>
          <table:table-cell office:value-type="string" calcext:value-type="string">
            <text:p>Get several white or blue 500 ml </text:p>
          </table:table-cell>
          <table:table-cell office:value-type="string" calcext:value-type="string">
            <text:p>500 ml and 1000 ml</text:p>
          </table:table-cell>
          <table:table-cell office:value-type="string" calcext:value-type="string">
            <text:p>https://www.aliexpress.com/item/4000270320648.html?spm=a2g0o.productlist.0.0.2f7d2491RLYb0l&amp;algo_pvid=e7db45a1-f7a5-4df5-b8d9-e65caa818409&amp;algo_exp_id=e7db45a1-f7a5-4df5-b8d9-e65caa818409-31&amp;pdp_ext_f=%7B%22sku_id%22%3A%2210000001101863234%22%7D&amp;pdp_pi=-1%3B7.85%3B-1%3B4.84%40salePrice%3BCAD%3Bsearch-mainSearch</text:p>
          </table:table-cell>
          <table:table-cell table:number-columns-repeated="1017"/>
        </table:table-row>
        <table:table-row table:style-name="ro4" table:number-rows-repeated="9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4" table:number-rows-repeated="20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£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6:26:18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19:34</meta:creation-date>
    <meta:initial-creator>Cad3</meta:initial-creator>
    <meta:generator>LibreOffice/5.4.2.2$Windows_X86_64 LibreOffice_project/22b09f6418e8c2d508a9eaf86b2399209b0990f4</meta:generator>
    <dc:date>2022-03-23T17:07:05.921000000</dc:date>
    <meta:editing-duration>PT9M16S</meta:editing-duration>
    <meta:editing-cycles>3</meta:editing-cycles>
    <meta:document-statistic meta:table-count="3" meta:cell-count="1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